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C7B49FF2190C08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Arial"/>
    </style:style>
    <style:style style:name="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6" style:family="paragraph" style:parent-style-name="Standard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Arial" fo:language="en" fo:country="US" fo:font-weight="normal" officeooo:rsid="001f7992" officeooo:paragraph-rsid="001f7992" style:font-weight-asian="normal" style:font-weight-complex="normal"/>
    </style:style>
    <style:style style:name="P14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T1" style:family="text">
      <style:text-properties officeooo:rsid="001f79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list xml:id="list1218244769" text:style-name="L1">
        <text:list-item>
          <text:p text:style-name="P9">RUN</text:p>
          <text:list>
            <text:list-item>
              <text:p text:style-name="P10">This application <text:span text:style-name="T1">is made for University Of the People students.</text:span></text:p>
            </text:list-item>
            <text:list-item>
              <text:p text:style-name="P13">It will create a course to-do list from the first to the last week of the term.</text:p>
            </text:list-item>
            <text:list-item>
              <text:p text:style-name="P13">To activate press RUN and copy-paste the given text</text:p>
              <text:p text:style-name="P11"/>
            </text:list-item>
          </text:list>
        </text:list-item>
        <text:list-item>
          <text:p text:style-name="P9">SETTINGS</text:p>
          <text:list>
            <text:list-item>
              <text:p text:style-name="P11">- <text:span text:style-name="T1">N/A -</text:span></text:p>
            </text:list-item>
          </text:list>
        </text:list-item>
      </text:list>
      <text:p text:style-name="P7"/>
      <text:list xml:id="list143311577246491" text:continue-numbering="true" text:style-name="L1">
        <text:list-item>
          <text:p text:style-name="P9">HELP</text:p>
          <text:list>
            <text:list-item>
              <text:p text:style-name="P12">Open the help file</text:p>
            </text:list-item>
          </text:list>
        </text:list-item>
      </text:list>
      <text:p text:style-name="P6"/>
      <text:list xml:id="list143312584100424" text:continue-numbering="true" text:style-name="L1">
        <text:list-item>
          <text:p text:style-name="P9">EXIT</text:p>
          <text:list>
            <text:list-item>
              <text:p text:style-name="P12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T1" style:family="text">
      <style:text-properties officeooo:rsid="001f7992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84429376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0"><draw:image xlink:href="Pictures/10000001000001F4000001F4C7B49FF2190C0880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184416152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Course-To-Do-List-Maker</text:p>
            </table:table-cell>
          </table:table-row>
          <table:table-row table:style-name="TableLine184416304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<text:span text:style-name="MT1">2</text:span>.0</text:p>
            </table:table-cell>
          </table:table-row>
          <table:table-row table:style-name="TableLine184415696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08T14:33:10.603000000</dc:date>
    <meta:editing-duration>PT1H28M10S</meta:editing-duration>
    <meta:editing-cycles>16</meta:editing-cycles>
    <meta:generator>LibreOffice/7.2.6.2$Windows_x86 LibreOffice_project/b0ec3a565991f7569a5a7f5d24fed7f52653d754</meta:generator>
    <meta:document-statistic meta:table-count="1" meta:image-count="1" meta:object-count="0" meta:page-count="1" meta:paragraph-count="19" meta:word-count="77" meta:character-count="413" meta:non-whitespace-character-count="345"/>
  </office:meta>
</office:document-meta>
</file>